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80000356F00000A06F89729DB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00d5f2"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00d5f2"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>
      <style:paragraph-properties fo:margin-top="0in" fo:margin-bottom="0.139in" fo:line-height="100%"/>
      <style:text-properties fo:color="#00d5f2" fo:font-size="11pt" fo:language="en" fo:country="none" fo:font-weight="bold" style:font-size-asian="11pt" style:font-weight-asian="bold" style:font-size-complex="11pt" style:font-weight-complex="bold"/>
    </style:style>
    <style:style style:name="P4" style:family="paragraph" style:parent-style-name="Standard" style:list-style-name="">
      <style:paragraph-properties fo:margin-top="0in" fo:margin-bottom="0.139in" fo:line-height="100%"/>
      <style:text-properties fo:color="#ffd1d1" fo:font-size="11pt" fo:language="en" fo:country="none" fo:font-weight="bold" style:font-size-asian="11pt" style:font-weight-asian="bold" style:font-size-complex="11pt" style:font-weight-complex="bold"/>
    </style:style>
    <style:style style:name="P5" style:family="paragraph" style:parent-style-name="Standard" style:list-style-name="">
      <style:paragraph-properties fo:margin-top="0in" fo:margin-bottom="0.139in" fo:line-height="115%"/>
      <style:text-properties fo:color="#ffd1d1" fo:font-size="11pt" fo:language="en" fo:country="none" fo:font-weight="bold" style:font-size-asian="11pt" style:font-weight-asian="bold" style:font-size-complex="11pt" style:font-weight-complex="bold"/>
    </style:style>
    <style:style style:name="P6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00d5f2"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color="#00d5f2" fo:font-size="11pt" fo:language="en" fo:country="none" fo:font-weight="bold" style:font-size-asian="11pt" style:font-weight-asian="bold" style:font-size-complex="11pt" style:font-weight-complex="bold"/>
    </style:style>
    <style:style style:name="T2" style:family="text">
      <style:text-properties fo:color="#ff6ff2" fo:font-size="11pt" fo:language="en" fo:country="none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1">Act 4</text:p>
      <text:p text:style-name="P2">_</text:p>
      <text:p text:style-name="P1">Act 5</text:p>
      <text:p text:style-name="P2">_</text:p>
      <text:p text:style-name="P1">Act 5 Act 2</text:p>
      <text:p text:style-name="P2">_</text:p>
      <text:p text:style-name="P1">Act 6</text:p>
      <text:p text:style-name="P2">_</text:p>
      <text:p text:style-name="P1">Act 6 Intermission 1</text:p>
      <text:p text:style-name="P2">_</text:p>
      <text:p text:style-name="P1">Act 6 Act 2</text:p>
      <text:p text:style-name="P2">_</text:p>
      <text:p text:style-name="P1">Act 6 Intermission 2</text:p>
      <text:p text:style-name="P2">_</text:p>
      <text:p text:style-name="P1">Act 6 Act 3</text:p>
      <text:p text:style-name="P2"><text:soft-page-break/>_</text:p>
      <text:p text:style-name="P1">Act 6 Intermission 3</text:p>
      <text:p text:style-name="P2">_</text:p>
      <text:p text:style-name="P1">Act 6 Act 4</text:p>
      <text:p text:style-name="P2">_</text:p>
      <text:p text:style-name="P1">Act 6 Intermission 4</text:p>
      <text:p text:style-name="P2">_</text:p>
      <text:p text:style-name="P1">Act 6 Act 5</text:p>
      <text:p text:style-name="P2">_</text:p>
      <text:p text:style-name="P1">Act 6 Act 5 Act 2</text:p>
      <text:p text:style-name="P2">_</text:p>
      <text:p text:style-name="P2">1. JaEn1: =007616</text:p>
      <text:p text:style-name="P4">JAKE!</text:p>
      <text:p text:style-name="P2">_</text:p>
      <text:p text:style-name="P2">2. JaEn2: =007617</text:p>
      <text:p text:style-name="P5">JAAAAAAAAAAAAAKE!</text:p>
      <text:p text:style-name="P3">_</text:p>
      <text:p text:style-name="P3">3. JaEn3: =007618</text:p>
      <text:p text:style-name="P4">JAKE JAKE JAKE JAKE JAKE JAKE JAKE JAKE JAKE JAKE JAKE!</text:p>
      <text:p text:style-name="P3">_</text:p>
      <text:p text:style-name="P3">4. JaEn4: =007619</text:p>
      <text:p text:style-name="P4">HI JAKE!</text:p>
      <text:p text:style-name="P4">WHEEEEEEEEEEE!</text:p>
      <text:p text:style-name="P4">JAKE IT'S ME JANE HA HA!</text:p>
      <text:p text:style-name="P4">HEY JAKE YOU KNOW WHAT!</text:p>
      <text:p text:style-name="P4">I LOVE YOU!</text:p>
      <text:p text:style-name="P4"><text:soft-page-break/>ISN'T THAT GREAT???</text:p>
      <text:p text:style-name="P4">I ALWAYS DID LOVE YOU!</text:p>
      <text:p text:style-name="P4">BUT I WAS TOO AFRAID TO SAY SO!</text:p>
      <text:p text:style-name="P4">BUT NOW I'M NOT!</text:p>
      <text:p text:style-name="P4">YIPPEEEEEEEEEEE!</text:p>
      <text:p text:style-name="P4">OH YES!</text:p>
      <text:p text:style-name="P4">I WAS SO SAD BEFORE!</text:p>
      <text:p text:style-name="P4">BUT NOW I'M HAPPY!!!</text:p>
      <text:p text:style-name="P4">WAHOOOOOOOOOOOO!</text:p>
      <text:p text:style-name="P4">YOU LOVE ME TOO RIGHT JAKE?</text:p>
      <text:p text:style-name="P4">HEY JAKE!</text:p>
      <text:p text:style-name="P4">LET'S KISS!</text:p>
      <text:p text:style-name="P4">LET'S KISS A WHOLE LOT AND GET MARRIED!</text:p>
      <text:p text:style-name="P4">THEN LET'S HAVE BABIES!</text:p>
      <text:p text:style-name="P4">YOU WANT TO HAVE BABIES WITH ME DON'T YOU JAKE?</text:p>
      <text:p text:style-name="P2">_</text:p>
      <text:p text:style-name="P2">5. JaEn5: =007620</text:p>
      <text:p text:style-name="P5">WHAT! AHAHAHA!</text:p>
      <text:p text:style-name="P5">THERE'S NO NEED TO BE SCARED YOU SILLY GOOSE!</text:p>
      <text:p text:style-name="P5">BECAUSE I'M HAPPY AND IN LOVE WITH YOU! CAN'T YOU SEE???</text:p>
      <text:p text:style-name="P5">AM I ALRIGHT???</text:p>
      <text:p text:style-name="P5">JAKE! I'M MORE THAN ALRIGHT!</text:p>
      <text:p text:style-name="P5">I FEEL SO GREAT!</text:p>
      <text:p text:style-name="P2">_</text:p>
      <text:p text:style-name="P2">6. JaEn6: =007621</text:p>
      <text:p text:style-name="P5">I FEEL SO ALIVE!</text:p>
      <text:p text:style-name="P3">_</text:p>
      <text:p text:style-name="P3">7. JaEn7: =007622</text:p>
      <text:p text:style-name="P4"><text:soft-page-break/>I FEEL SO...</text:p>
      <text:p text:style-name="P2">_</text:p>
      <text:p text:style-name="P2">8. JaEn8: =007623</text:p>
      <text:p text:style-name="P3"><draw:frame draw:style-name="fr1" text:anchor-type="as-char" svg:width="5.3854in" svg:height="1.0102in" draw:z-index="0"><draw:image xlink:href="Pictures/200000080000356F00000A06F89729DB.wmf" xlink:type="simple" xlink:show="embed" xlink:actuate="onLoad"/></draw:frame></text:p>
      <text:p text:style-name="P2">_</text:p>
      <text:p text:style-name="P2">9. TrJk1: =007527</text:p>
      <text:p text:style-name="P5">YAAAAAAAAAAAAAY!</text:p>
      <text:p text:style-name="P5">YES JAKE?</text:p>
      <text:p text:style-name="P5">OK JAKE! JAKE WHERE ARE WE GOING!</text:p>
      <text:p text:style-name="P5">OF COURSE!!!!!!!!!!!!!</text:p>
      <text:p text:style-name="P5">YES JAKE?</text:p>
      <text:p text:style-name="P5">YES! WHAT ABOUT THAT!</text:p>
      <text:p text:style-name="P5">YOU REALLY WANT TO?</text:p>
      <text:p text:style-name="P5">THE KIND WHERE WE KISS AND SUCH?</text:p>
      <text:p text:style-name="P5">OH YES, I WOULD ABSOLUTELY LOVE IT IF WE GOT MARRIED AND KISSED A LOT!</text:p>
      <text:p text:style-name="P5">YES! BABIES!</text:p>
      <text:p text:style-name="P5">HOW MANY BABIES JAKE?</text:p>
      <text:p text:style-name="P5">YEAH!!!!!!!!!!!</text:p>
      <text:p text:style-name="P2">_</text:p>
      <text:p text:style-name="P2">10. ES1; TrJk2: =007628</text:p>
      <text:p text:style-name="P5">HAHAHAHAHAHAHAHAHAHAHAHA!</text:p>
      <text:p text:style-name="P2">_</text:p>
      <text:p text:style-name="P2">11. RxLa1; TrJk3: =007630</text:p>
      <text:p text:style-name="P5">ROXY!</text:p>
      <text:p text:style-name="P5"><text:soft-page-break/>ROXYYYYYYYYYYY!</text:p>
      <text:p text:style-name="P5">WE HAVE CANDY! DO YOU LIKE CANDY?</text:p>
      <text:p text:style-name="P5">HOO HOO, YOU'RE RIGHT! EVERYONE LOVES CANDY!</text:p>
      <text:p text:style-name="P5">OH YES, IT'S SO TRUE.</text:p>
      <text:p text:style-name="P5">IT TURNS OUT WE SOLVED ALL OF OUR PERSONAL PROBLEMS FOREVER, AND NOW WE'RE IN LOVE!</text:p>
      <text:p text:style-name="P5">YES! WOULD YOU LIKE TO COME TO OUR WEDDING?</text:p>
      <text:p text:style-name="P5">YOU CAN BE THE BRIDESMAID!</text:p>
      <text:p text:style-name="P5">BUT JAKE! THERE'S SUPPOSED TO BE ONLY ONE BRIDE, AND THAT WILL BE ME!</text:p>
      <text:p text:style-name="P5">WOW YOU'RE RIGHT! SHUCKS, I DIDN'T THINK OF THAT. YOU'RE SO SWEET AND THOUGHTFUL, JAKE!</text:p>
      <text:p text:style-name="P5">YOU'RE DARN TOOTIN' JAKE! NOW THAT I THINK ABOUT IT, IT WOULD BE SO MUCH FUN TO LET ROXY BE THE CO-BRIDE!</text:p>
      <text:p text:style-name="P5">HAHA, YEAH!</text:p>
      <text:p text:style-name="P5">BUT ONLY AS LONG AS I GET TO HAVE SOME BABIES FIRST! I CALLED DIBS, REMEMBER?</text:p>
      <text:p text:style-name="P2">_</text:p>
      <text:p text:style-name="P2">12. RxLa2; TrJk4: =007631</text:p>
      <text:p text:style-name="P5">JAKE I THINK YOU'RE RIGHT! OH BOY, THIS SHOULD BE A BLAST!</text:p>
      <text:p text:style-name="P5">WHAT'S THE MATTER LITTLE FELLA? CAT GOT YOUR TONGUE?</text:p>
      <text:p text:style-name="P5">ROLAAAAAAAAAAAL!</text:p>
      <text:p text:style-name="P5">WHERE EVER HAS MY BFFSY GOTTEN OFF TO!</text:p>
      <text:p text:style-name="P2">_</text:p>
      <text:p text:style-name="P2">13. RxLa3; TrJk4: =007232</text:p>
      <text:p text:style-name="P5">JAKE I THINK I KNOW WHAT THE TROUBLE MIGHT BE!</text:p>
      <text:p text:style-name="P5">ROXY IS STILL EMBARRASSED ABOUT THAT ONE TIME SHE COULD'T KISS ME!</text:p>
      <text:p text:style-name="P5">ROXY DID YOU HEAR ME?</text:p>
      <text:p text:style-name="P5"><text:soft-page-break/>YOU THINK I DIDN'T KNOW ABOUT THAT, BUT I ACTUALLY DID KNOW ABOUT IT!</text:p>
      <text:p text:style-name="P5">DIRK TOLD ME ONCE. IT WAS A SECRET!</text:p>
      <text:p text:style-name="P5">BUT IT'S PERFECTLY FINE! THERE'S NO NEED TO BEU NHAPPY AT ALL!</text:p>
      <text:p text:style-name="P5">I WILL LET YOU KISS ME RIGHT NOW TO MAKE UP FOR IT!</text:p>
      <text:p text:style-name="P5">THAT WAY YOU CAN OVERCOME YOUR PERSONAL PROBLEMS, AND EVERYTHING WILL BE WONDERFUL!</text:p>
      <text:p text:style-name="P5">HOW DOES THAT SOUND ROXY?</text:p>
      <text:p text:style-name="P5">DOESN'T THAT SOUND GREAT! COME HERE AND GIVE ME A BIG HAPPY SMOOCH!</text:p>
      <text:p text:style-name="P2">_</text:p>
      <text:p text:style-name="P2">14. TrJk5; RxLa4: =007633</text:p>
      <text:p text:style-name="P5">POLO!</text:p>
      <text:p text:style-name="P5">POLO!!!!!!!!!!!</text:p>
      <text:p text:style-name="P2">_</text:p>
      <text:p text:style-name="P2">15. RxLa5: =007636</text:p>
      <text:p text:style-name="P5">POOOOOOOOOOOLO!</text:p>
      <text:p text:style-name="P2">_</text:p>
      <text:p text:style-name="P2">16. TrJk6; TrRx1: =007643</text:p>
      <text:p text:style-name="P5">HIP HIP HOORAAAAAAAAAAAY!</text:p>
      <text:p text:style-name="P5">I AGREE SO MUCH JAKE!</text:p>
      <text:p text:style-name="P5">BUT THE FUN HARDLY SEEMS COMPLETE WITHOUT DIRK!</text:p>
      <text:p text:style-name="P5">A PIT STOP ROXY?</text:p>
      <text:p text:style-name="P5">OOH! ME! ME!</text:p>
      <text:p text:style-name="P5">WE ALL MAKE MISTAKES ROXY!</text:p>
      <text:p text:style-name="P5">HAHAHAHAHAHAHAHAHAHAHA!</text:p>
      <text:p text:style-name="P2">_</text:p>
      <text:p text:style-name="P2">17. DiSt1: =007648</text:p>
      <text:p text:style-name="P5"><text:soft-page-break/>DIRK!</text:p>
      <text:p text:style-name="P2">_</text:p>
      <text:p text:style-name="P2">18. DiSt2: =007649</text:p>
      <text:p text:style-name="P5">DIIIIIIIIIIIRK!</text:p>
      <text:p text:style-name="P2">_</text:p>
      <text:p text:style-name="P2">19. DiSt3: =007650</text:p>
      <text:p text:style-name="P5">DIRK DIRK DIRK DIRK DIRK DIRK DIRK DIRK DIRK DIRK DIRK!</text:p>
      <text:p text:style-name="P2">_</text:p>
      <text:p text:style-name="P2">20. TrJk7; TrRx2; DiSt4; ARSp1: =007659</text:p>
      <text:p text:style-name="P5">YAAAAAAAAAAAY!</text:p>
      <text:p text:style-name="P5">DIRP, DO'NT BE A PRUDE.</text:p>
      <text:p text:style-name="P5">STOMP BEING SUSH A SILLY TIGHTASS ANT CUT THAT RUG!</text:p>
      <text:p text:style-name="P5">NO, I WANA SEE SOME CABBAGE PASHES!</text:p>
      <text:p text:style-name="P5">YES I SURELY DO!</text:p>
      <text:p text:style-name="P5">OOH, THESE RALLY ARE WONDERFUL MUSCULES!</text:p>
      <text:p text:style-name="P5">JAKE YOU SHIMPLY MUST FEEL THIS MUSCULES.</text:p>
      <text:p text:style-name="P5">THERE'S AN IDEDA!</text:p>
      <text:p text:style-name="P2">_</text:p>
      <text:p text:style-name="P1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1" meta:object-count="0" meta:page-count="7" meta:paragraph-count="168" meta:word-count="693" meta:character-count="3458"/>
    <meta:generator>OpenOffice/4.1.2$Win32 OpenOffice.org_project/412m3$Build-9782</meta:generator>
  </office:meta>
</office:document-meta>
</file>